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2.962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ybrid-100ms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 table:number-rows-repeated="1303">
          <table:table-cell table:number-columns-repeated="12"/>
        </table:table-row>
        <table:table-row table:style-name="ro1">
          <table:table-cell office:value-type="float" office:value="1644711343732" calcext:value-type="float">
            <text:p>164471134373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46056" calcext:value-type="float">
            <text:p>164471134605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48419" calcext:value-type="float">
            <text:p>164471134841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50765" calcext:value-type="float">
            <text:p>164471135076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53112" calcext:value-type="float">
            <text:p>164471135311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55478" calcext:value-type="float">
            <text:p>164471135547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57837" calcext:value-type="float">
            <text:p>164471135783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60193" calcext:value-type="float">
            <text:p>164471136019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62540" calcext:value-type="float">
            <text:p>164471136254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64887" calcext:value-type="float">
            <text:p>164471136488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67219" calcext:value-type="float">
            <text:p>164471136721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69580" calcext:value-type="float">
            <text:p>164471136958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71938" calcext:value-type="float">
            <text:p>164471137193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74298" calcext:value-type="float">
            <text:p>164471137429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76659" calcext:value-type="float">
            <text:p>164471137665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79030" calcext:value-type="float">
            <text:p>164471137903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81382" calcext:value-type="float">
            <text:p>164471138138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83734" calcext:value-type="float">
            <text:p>164471138373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86084" calcext:value-type="float">
            <text:p>164471138608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88416" calcext:value-type="float">
            <text:p>164471138841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90771" calcext:value-type="float">
            <text:p>164471139077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93126" calcext:value-type="float">
            <text:p>164471139312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95477" calcext:value-type="float">
            <text:p>164471139547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397813" calcext:value-type="float">
            <text:p>16447113978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00167" calcext:value-type="float">
            <text:p>164471140016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02521" calcext:value-type="float">
            <text:p>164471140252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04861" calcext:value-type="float">
            <text:p>16447114048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07207" calcext:value-type="float">
            <text:p>164471140720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09558" calcext:value-type="float">
            <text:p>164471140955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11912" calcext:value-type="float">
            <text:p>164471141191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14267" calcext:value-type="float">
            <text:p>164471141426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16616" calcext:value-type="float">
            <text:p>164471141661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18947" calcext:value-type="float">
            <text:p>164471141894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21307" calcext:value-type="float">
            <text:p>164471142130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23661" calcext:value-type="float">
            <text:p>164471142366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26019" calcext:value-type="float">
            <text:p>164471142601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28365" calcext:value-type="float">
            <text:p>164471142836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30725" calcext:value-type="float">
            <text:p>164471143072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33081" calcext:value-type="float">
            <text:p>164471143308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35439" calcext:value-type="float">
            <text:p>164471143543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495789" calcext:value-type="float">
            <text:p>164471149578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556916" calcext:value-type="float">
            <text:p>1644711556916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618109" calcext:value-type="float">
            <text:p>1644711618109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679308" calcext:value-type="float">
            <text:p>1644711679308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740506" calcext:value-type="float">
            <text:p>1644711740506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801706" calcext:value-type="float">
            <text:p>1644711801706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862933" calcext:value-type="float">
            <text:p>1644711862933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924101" calcext:value-type="float">
            <text:p>1644711924101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1985294" calcext:value-type="float">
            <text:p>1644711985294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046479" calcext:value-type="float">
            <text:p>164471204647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107683" calcext:value-type="float">
            <text:p>164471210768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168860" calcext:value-type="float">
            <text:p>1644712168860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230090" calcext:value-type="float">
            <text:p>164471223009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291259" calcext:value-type="float">
            <text:p>1644712291259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352498" calcext:value-type="float">
            <text:p>164471235249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413655" calcext:value-type="float">
            <text:p>1644712413655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474870" calcext:value-type="float">
            <text:p>1644712474870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536067" calcext:value-type="float">
            <text:p>1644712536067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597259" calcext:value-type="float">
            <text:p>1644712597259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658474" calcext:value-type="float">
            <text:p>164471265847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719638" calcext:value-type="float">
            <text:p>1644712719638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780810" calcext:value-type="float">
            <text:p>1644712780810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842041" calcext:value-type="float">
            <text:p>1644712842041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903198" calcext:value-type="float">
            <text:p>1644712903198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2964424" calcext:value-type="float">
            <text:p>1644712964424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025603" calcext:value-type="float">
            <text:p>1644713025603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086790" calcext:value-type="float">
            <text:p>164471308679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147949" calcext:value-type="float">
            <text:p>164471314794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209168" calcext:value-type="float">
            <text:p>164471320916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270390" calcext:value-type="float">
            <text:p>1644713270390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331611" calcext:value-type="float">
            <text:p>164471333161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392811" calcext:value-type="float">
            <text:p>1644713392811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454076" calcext:value-type="float">
            <text:p>1644713454076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515794" calcext:value-type="float">
            <text:p>164471351579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576998" calcext:value-type="float">
            <text:p>1644713576998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638213" calcext:value-type="float">
            <text:p>164471363821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699427" calcext:value-type="float">
            <text:p>1644713699427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760635" calcext:value-type="float">
            <text:p>1644713760635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821886" calcext:value-type="float">
            <text:p>1644713821886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883118" calcext:value-type="float">
            <text:p>1644713883118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3944352" calcext:value-type="float">
            <text:p>1644713944352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006645" calcext:value-type="float">
            <text:p>1644714006645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068896" calcext:value-type="float">
            <text:p>1644714068896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131136" calcext:value-type="float">
            <text:p>1644714131136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193439" calcext:value-type="float">
            <text:p>1644714193439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255726" calcext:value-type="float">
            <text:p>1644714255726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318019" calcext:value-type="float">
            <text:p>1644714318019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380305" calcext:value-type="float">
            <text:p>1644714380305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442569" calcext:value-type="float">
            <text:p>1644714442569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504870" calcext:value-type="float">
            <text:p>1644714504870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567150" calcext:value-type="float">
            <text:p>1644714567150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629442" calcext:value-type="float">
            <text:p>1644714629442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691765" calcext:value-type="float">
            <text:p>1644714691765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754091" calcext:value-type="float">
            <text:p>1644714754091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816396" calcext:value-type="float">
            <text:p>1644714816396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878634" calcext:value-type="float">
            <text:p>1644714878634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4940886" calcext:value-type="float">
            <text:p>1644714940886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003216" calcext:value-type="float">
            <text:p>1644715003216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065491" calcext:value-type="float">
            <text:p>1644715065491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127796" calcext:value-type="float">
            <text:p>1644715127796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190095" calcext:value-type="float">
            <text:p>1644715190095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252349" calcext:value-type="float">
            <text:p>1644715252349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314728" calcext:value-type="float">
            <text:p>1644715314728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377007" calcext:value-type="float">
            <text:p>1644715377007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439282" calcext:value-type="float">
            <text:p>1644715439282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501550" calcext:value-type="float">
            <text:p>1644715501550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563937" calcext:value-type="float">
            <text:p>1644715563937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626252" calcext:value-type="float">
            <text:p>1644715626252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688516" calcext:value-type="float">
            <text:p>1644715688516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750722" calcext:value-type="float">
            <text:p>1644715750722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813002" calcext:value-type="float">
            <text:p>1644715813002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875264" calcext:value-type="float">
            <text:p>1644715875264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937473" calcext:value-type="float">
            <text:p>164471593747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5999710" calcext:value-type="float">
            <text:p>164471599971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061961" calcext:value-type="float">
            <text:p>1644716061961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124246" calcext:value-type="float">
            <text:p>1644716124246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186474" calcext:value-type="float">
            <text:p>1644716186474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248720" calcext:value-type="float">
            <text:p>1644716248720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310909" calcext:value-type="float">
            <text:p>1644716310909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373194" calcext:value-type="float">
            <text:p>1644716373194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435470" calcext:value-type="float">
            <text:p>1644716435470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498773" calcext:value-type="float">
            <text:p>1644716498773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562082" calcext:value-type="float">
            <text:p>1644716562082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625398" calcext:value-type="float">
            <text:p>1644716625398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688844" calcext:value-type="float">
            <text:p>1644716688844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752077" calcext:value-type="float">
            <text:p>1644716752077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815388" calcext:value-type="float">
            <text:p>1644716815388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879247" calcext:value-type="float">
            <text:p>1644716879247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6942528" calcext:value-type="float">
            <text:p>1644716942528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005912" calcext:value-type="float">
            <text:p>1644717005912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069189" calcext:value-type="float">
            <text:p>1644717069189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132439" calcext:value-type="float">
            <text:p>1644717132439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195750" calcext:value-type="float">
            <text:p>1644717195750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259047" calcext:value-type="float">
            <text:p>1644717259047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322419" calcext:value-type="float">
            <text:p>1644717322419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385684" calcext:value-type="float">
            <text:p>1644717385684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448983" calcext:value-type="float">
            <text:p>1644717448983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512381" calcext:value-type="float">
            <text:p>1644717512381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575751" calcext:value-type="float">
            <text:p>1644717575751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639048" calcext:value-type="float">
            <text:p>1644717639048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702341" calcext:value-type="float">
            <text:p>1644717702341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765657" calcext:value-type="float">
            <text:p>1644717765657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829004" calcext:value-type="float">
            <text:p>1644717829004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892349" calcext:value-type="float">
            <text:p>1644717892349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7955703" calcext:value-type="float">
            <text:p>1644717955703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019542" calcext:value-type="float">
            <text:p>1644718019542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082871" calcext:value-type="float">
            <text:p>1644718082871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146154" calcext:value-type="float">
            <text:p>1644718146154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209414" calcext:value-type="float">
            <text:p>1644718209414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272764" calcext:value-type="float">
            <text:p>1644718272764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336112" calcext:value-type="float">
            <text:p>1644718336112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399450" calcext:value-type="float">
            <text:p>1644718399450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462714" calcext:value-type="float">
            <text:p>1644718462714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525993" calcext:value-type="float">
            <text:p>1644718525993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589324" calcext:value-type="float">
            <text:p>1644718589324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652629" calcext:value-type="float">
            <text:p>1644718652629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716014" calcext:value-type="float">
            <text:p>1644718716014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779283" calcext:value-type="float">
            <text:p>1644718779283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842609" calcext:value-type="float">
            <text:p>1644718842609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905923" calcext:value-type="float">
            <text:p>1644718905923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8969176" calcext:value-type="float">
            <text:p>1644718969176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033533" calcext:value-type="float">
            <text:p>1644719033533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098470" calcext:value-type="float">
            <text:p>1644719098470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162847" calcext:value-type="float">
            <text:p>1644719162847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227233" calcext:value-type="float">
            <text:p>164471922723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291630" calcext:value-type="float">
            <text:p>1644719291630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355961" calcext:value-type="float">
            <text:p>1644719355961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420318" calcext:value-type="float">
            <text:p>1644719420318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484769" calcext:value-type="float">
            <text:p>1644719484769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549223" calcext:value-type="float">
            <text:p>1644719549223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613924" calcext:value-type="float">
            <text:p>1644719613924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678519" calcext:value-type="float">
            <text:p>1644719678519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742851" calcext:value-type="float">
            <text:p>1644719742851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807123" calcext:value-type="float">
            <text:p>1644719807123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871423" calcext:value-type="float">
            <text:p>1644719871423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19935814" calcext:value-type="float">
            <text:p>1644719935814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000642" calcext:value-type="float">
            <text:p>1644720000642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065050" calcext:value-type="float">
            <text:p>1644720065050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129409" calcext:value-type="float">
            <text:p>1644720129409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193792" calcext:value-type="float">
            <text:p>1644720193792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258141" calcext:value-type="float">
            <text:p>1644720258141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322470" calcext:value-type="float">
            <text:p>1644720322470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386837" calcext:value-type="float">
            <text:p>1644720386837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451176" calcext:value-type="float">
            <text:p>1644720451176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515538" calcext:value-type="float">
            <text:p>1644720515538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579924" calcext:value-type="float">
            <text:p>1644720579924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644320" calcext:value-type="float">
            <text:p>164472064432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708638" calcext:value-type="float">
            <text:p>1644720708638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772907" calcext:value-type="float">
            <text:p>1644720772907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837792" calcext:value-type="float">
            <text:p>1644720837792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902138" calcext:value-type="float">
            <text:p>1644720902138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0966535" calcext:value-type="float">
            <text:p>1644720966535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030893" calcext:value-type="float">
            <text:p>1644721030893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095239" calcext:value-type="float">
            <text:p>1644721095239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159662" calcext:value-type="float">
            <text:p>1644721159662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224028" calcext:value-type="float">
            <text:p>1644721224028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288341" calcext:value-type="float">
            <text:p>1644721288341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352732" calcext:value-type="float">
            <text:p>1644721352732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417094" calcext:value-type="float">
            <text:p>1644721417094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481465" calcext:value-type="float">
            <text:p>1644721481465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545808" calcext:value-type="float">
            <text:p>1644721545808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611196" calcext:value-type="float">
            <text:p>1644721611196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676655" calcext:value-type="float">
            <text:p>1644721676655</text:p>
          </table:table-cell>
          <table:table-cell office:value-type="float" office:value="5898" calcext:value-type="float">
            <text:p>589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742557" calcext:value-type="float">
            <text:p>1644721742557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807989" calcext:value-type="float">
            <text:p>1644721807989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873476" calcext:value-type="float">
            <text:p>1644721873476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1938865" calcext:value-type="float">
            <text:p>1644721938865</text:p>
          </table:table-cell>
          <table:table-cell office:value-type="float" office:value="5458" calcext:value-type="float">
            <text:p>545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004326" calcext:value-type="float">
            <text:p>1644722004326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069725" calcext:value-type="float">
            <text:p>1644722069725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135206" calcext:value-type="float">
            <text:p>1644722135206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200688" calcext:value-type="float">
            <text:p>1644722200688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266002" calcext:value-type="float">
            <text:p>1644722266002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331398" calcext:value-type="float">
            <text:p>1644722331398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396870" calcext:value-type="float">
            <text:p>1644722396870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462827" calcext:value-type="float">
            <text:p>1644722462827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528316" calcext:value-type="float">
            <text:p>1644722528316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593715" calcext:value-type="float">
            <text:p>1644722593715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659122" calcext:value-type="float">
            <text:p>1644722659122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724476" calcext:value-type="float">
            <text:p>1644722724476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789806" calcext:value-type="float">
            <text:p>1644722789806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855113" calcext:value-type="float">
            <text:p>1644722855113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920354" calcext:value-type="float">
            <text:p>1644722920354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2985673" calcext:value-type="float">
            <text:p>1644722985673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050940" calcext:value-type="float">
            <text:p>1644723050940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116172" calcext:value-type="float">
            <text:p>1644723116172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181924" calcext:value-type="float">
            <text:p>1644723181924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247170" calcext:value-type="float">
            <text:p>1644723247170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312465" calcext:value-type="float">
            <text:p>1644723312465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377735" calcext:value-type="float">
            <text:p>1644723377735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443005" calcext:value-type="float">
            <text:p>1644723443005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508339" calcext:value-type="float">
            <text:p>1644723508339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573598" calcext:value-type="float">
            <text:p>1644723573598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638867" calcext:value-type="float">
            <text:p>1644723638867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704122" calcext:value-type="float">
            <text:p>1644723704122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769388" calcext:value-type="float">
            <text:p>1644723769388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834636" calcext:value-type="float">
            <text:p>1644723834636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900491" calcext:value-type="float">
            <text:p>1644723900491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3965740" calcext:value-type="float">
            <text:p>1644723965740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031043" calcext:value-type="float">
            <text:p>1644724031043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096324" calcext:value-type="float">
            <text:p>1644724096324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161510" calcext:value-type="float">
            <text:p>164472416151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227801" calcext:value-type="float">
            <text:p>1644724227801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294045" calcext:value-type="float">
            <text:p>1644724294045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360366" calcext:value-type="float">
            <text:p>1644724360366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426708" calcext:value-type="float">
            <text:p>1644724426708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493008" calcext:value-type="float">
            <text:p>1644724493008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559901" calcext:value-type="float">
            <text:p>1644724559901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626216" calcext:value-type="float">
            <text:p>1644724626216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692543" calcext:value-type="float">
            <text:p>1644724692543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758736" calcext:value-type="float">
            <text:p>1644724758736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824985" calcext:value-type="float">
            <text:p>1644724824985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891243" calcext:value-type="float">
            <text:p>1644724891243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4957558" calcext:value-type="float">
            <text:p>1644724957558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023836" calcext:value-type="float">
            <text:p>1644725023836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090109" calcext:value-type="float">
            <text:p>1644725090109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156437" calcext:value-type="float">
            <text:p>1644725156437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223322" calcext:value-type="float">
            <text:p>1644725223322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289582" calcext:value-type="float">
            <text:p>1644725289582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355853" calcext:value-type="float">
            <text:p>1644725355853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422173" calcext:value-type="float">
            <text:p>164472542217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488454" calcext:value-type="float">
            <text:p>1644725488454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554681" calcext:value-type="float">
            <text:p>1644725554681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620988" calcext:value-type="float">
            <text:p>1644725620988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687247" calcext:value-type="float">
            <text:p>1644725687247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753576" calcext:value-type="float">
            <text:p>1644725753576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820619" calcext:value-type="float">
            <text:p>1644725820619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886875" calcext:value-type="float">
            <text:p>1644725886875</text:p>
          </table:table-cell>
          <table:table-cell office:value-type="float" office:value="6229" calcext:value-type="float">
            <text:p>622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5953108" calcext:value-type="float">
            <text:p>1644725953108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019339" calcext:value-type="float">
            <text:p>1644726019339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085590" calcext:value-type="float">
            <text:p>1644726085590</text:p>
          </table:table-cell>
          <table:table-cell office:value-type="float" office:value="6251" calcext:value-type="float">
            <text:p>625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151843" calcext:value-type="float">
            <text:p>1644726151843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218192" calcext:value-type="float">
            <text:p>1644726218192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284509" calcext:value-type="float">
            <text:p>1644726284509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350761" calcext:value-type="float">
            <text:p>1644726350761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417090" calcext:value-type="float">
            <text:p>1644726417090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483805" calcext:value-type="float">
            <text:p>1644726483805</text:p>
          </table:table-cell>
          <table:table-cell office:value-type="float" office:value="6229" calcext:value-type="float">
            <text:p>622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550038" calcext:value-type="float">
            <text:p>1644726550038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616304" calcext:value-type="float">
            <text:p>1644726616304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682563" calcext:value-type="float">
            <text:p>1644726682563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748789" calcext:value-type="float">
            <text:p>1644726748789</text:p>
          </table:table-cell>
          <table:table-cell office:value-type="float" office:value="6360" calcext:value-type="float">
            <text:p>636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815152" calcext:value-type="float">
            <text:p>1644726815152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882482" calcext:value-type="float">
            <text:p>1644726882482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6949749" calcext:value-type="float">
            <text:p>1644726949749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017091" calcext:value-type="float">
            <text:p>1644727017091</text:p>
          </table:table-cell>
          <table:table-cell office:value-type="float" office:value="7916" calcext:value-type="float">
            <text:p>791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085011" calcext:value-type="float">
            <text:p>1644727085011</text:p>
          </table:table-cell>
          <table:table-cell office:value-type="float" office:value="7310" calcext:value-type="float">
            <text:p>731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152324" calcext:value-type="float">
            <text:p>1644727152324</text:p>
          </table:table-cell>
          <table:table-cell office:value-type="float" office:value="7368" calcext:value-type="float">
            <text:p>736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219696" calcext:value-type="float">
            <text:p>1644727219696</text:p>
          </table:table-cell>
          <table:table-cell office:value-type="float" office:value="7374" calcext:value-type="float">
            <text:p>737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287074" calcext:value-type="float">
            <text:p>1644727287074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354373" calcext:value-type="float">
            <text:p>1644727354373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421765" calcext:value-type="float">
            <text:p>1644727421765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489127" calcext:value-type="float">
            <text:p>1644727489127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556482" calcext:value-type="float">
            <text:p>1644727556482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624561" calcext:value-type="float">
            <text:p>1644727624561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691964" calcext:value-type="float">
            <text:p>1644727691964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759270" calcext:value-type="float">
            <text:p>1644727759270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826624" calcext:value-type="float">
            <text:p>1644727826624</text:p>
          </table:table-cell>
          <table:table-cell office:value-type="float" office:value="7370" calcext:value-type="float">
            <text:p>737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893996" calcext:value-type="float">
            <text:p>1644727893996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7961341" calcext:value-type="float">
            <text:p>1644727961341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028597" calcext:value-type="float">
            <text:p>1644728028597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095988" calcext:value-type="float">
            <text:p>1644728095988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163947" calcext:value-type="float">
            <text:p>1644728163947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231301" calcext:value-type="float">
            <text:p>1644728231301</text:p>
          </table:table-cell>
          <table:table-cell office:value-type="float" office:value="7327" calcext:value-type="float">
            <text:p>732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298630" calcext:value-type="float">
            <text:p>1644728298630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365906" calcext:value-type="float">
            <text:p>164472836590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433372" calcext:value-type="float">
            <text:p>1644728433372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500673" calcext:value-type="float">
            <text:p>1644728500673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568034" calcext:value-type="float">
            <text:p>1644728568034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635505" calcext:value-type="float">
            <text:p>1644728635505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702891" calcext:value-type="float">
            <text:p>1644728702891</text:p>
          </table:table-cell>
          <table:table-cell office:value-type="float" office:value="7376" calcext:value-type="float">
            <text:p>737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770269" calcext:value-type="float">
            <text:p>1644728770269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837629" calcext:value-type="float">
            <text:p>1644728837629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904987" calcext:value-type="float">
            <text:p>1644728904987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8972336" calcext:value-type="float">
            <text:p>1644728972336</text:p>
          </table:table-cell>
          <table:table-cell office:value-type="float" office:value="7313" calcext:value-type="float">
            <text:p>731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039653" calcext:value-type="float">
            <text:p>1644729039653</text:p>
          </table:table-cell>
          <table:table-cell office:value-type="float" office:value="7309" calcext:value-type="float">
            <text:p>730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106966" calcext:value-type="float">
            <text:p>1644729106966</text:p>
          </table:table-cell>
          <table:table-cell office:value-type="float" office:value="7318" calcext:value-type="float">
            <text:p>731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174290" calcext:value-type="float">
            <text:p>1644729174290</text:p>
          </table:table-cell>
          <table:table-cell office:value-type="float" office:value="7798" calcext:value-type="float">
            <text:p>779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242091" calcext:value-type="float">
            <text:p>1644729242091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309485" calcext:value-type="float">
            <text:p>1644729309485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376957" calcext:value-type="float">
            <text:p>1644729376957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444375" calcext:value-type="float">
            <text:p>1644729444375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511773" calcext:value-type="float">
            <text:p>1644729511773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580205" calcext:value-type="float">
            <text:p>1644729580205</text:p>
          </table:table-cell>
          <table:table-cell office:value-type="float" office:value="8396" calcext:value-type="float">
            <text:p>839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648602" calcext:value-type="float">
            <text:p>1644729648602</text:p>
          </table:table-cell>
          <table:table-cell office:value-type="float" office:value="8284" calcext:value-type="float">
            <text:p>828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716891" calcext:value-type="float">
            <text:p>1644729716891</text:p>
          </table:table-cell>
          <table:table-cell office:value-type="float" office:value="8915" calcext:value-type="float">
            <text:p>891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785809" calcext:value-type="float">
            <text:p>1644729785809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854253" calcext:value-type="float">
            <text:p>1644729854253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922617" calcext:value-type="float">
            <text:p>1644729922617</text:p>
          </table:table-cell>
          <table:table-cell office:value-type="float" office:value="8386" calcext:value-type="float">
            <text:p>838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29991008" calcext:value-type="float">
            <text:p>1644729991008</text:p>
          </table:table-cell>
          <table:table-cell office:value-type="float" office:value="8478" calcext:value-type="float">
            <text:p>847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059490" calcext:value-type="float">
            <text:p>1644730059490</text:p>
          </table:table-cell>
          <table:table-cell office:value-type="float" office:value="8384" calcext:value-type="float">
            <text:p>838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127879" calcext:value-type="float">
            <text:p>1644730127879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196233" calcext:value-type="float">
            <text:p>1644730196233</text:p>
          </table:table-cell>
          <table:table-cell office:value-type="float" office:value="8914" calcext:value-type="float">
            <text:p>891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265151" calcext:value-type="float">
            <text:p>1644730265151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333511" calcext:value-type="float">
            <text:p>1644730333511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401865" calcext:value-type="float">
            <text:p>1644730401865</text:p>
          </table:table-cell>
          <table:table-cell office:value-type="float" office:value="8410" calcext:value-type="float">
            <text:p>841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470276" calcext:value-type="float">
            <text:p>1644730470276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538722" calcext:value-type="float">
            <text:p>1644730538722</text:p>
          </table:table-cell>
          <table:table-cell office:value-type="float" office:value="8323" calcext:value-type="float">
            <text:p>832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607050" calcext:value-type="float">
            <text:p>1644730607050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675412" calcext:value-type="float">
            <text:p>1644730675412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744320" calcext:value-type="float">
            <text:p>1644730744320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812730" calcext:value-type="float">
            <text:p>1644730812730</text:p>
          </table:table-cell>
          <table:table-cell office:value-type="float" office:value="8344" calcext:value-type="float">
            <text:p>834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881077" calcext:value-type="float">
            <text:p>1644730881077</text:p>
          </table:table-cell>
          <table:table-cell office:value-type="float" office:value="8428" calcext:value-type="float">
            <text:p>842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0949510" calcext:value-type="float">
            <text:p>1644730949510</text:p>
          </table:table-cell>
          <table:table-cell office:value-type="float" office:value="8414" calcext:value-type="float">
            <text:p>841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017926" calcext:value-type="float">
            <text:p>1644731017926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086465" calcext:value-type="float">
            <text:p>1644731086465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154898" calcext:value-type="float">
            <text:p>1644731154898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223306" calcext:value-type="float">
            <text:p>1644731223306</text:p>
          </table:table-cell>
          <table:table-cell office:value-type="float" office:value="8345" calcext:value-type="float">
            <text:p>834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291656" calcext:value-type="float">
            <text:p>1644731291656</text:p>
          </table:table-cell>
          <table:table-cell office:value-type="float" office:value="8344" calcext:value-type="float">
            <text:p>834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360011" calcext:value-type="float">
            <text:p>1644731360011</text:p>
          </table:table-cell>
          <table:table-cell office:value-type="float" office:value="8323" calcext:value-type="float">
            <text:p>832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428336" calcext:value-type="float">
            <text:p>1644731428336</text:p>
          </table:table-cell>
          <table:table-cell office:value-type="float" office:value="8299" calcext:value-type="float">
            <text:p>829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496640" calcext:value-type="float">
            <text:p>1644731496640</text:p>
          </table:table-cell>
          <table:table-cell office:value-type="float" office:value="8385" calcext:value-type="float">
            <text:p>838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565028" calcext:value-type="float">
            <text:p>1644731565028</text:p>
          </table:table-cell>
          <table:table-cell office:value-type="float" office:value="8291" calcext:value-type="float">
            <text:p>829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633323" calcext:value-type="float">
            <text:p>1644731633323</text:p>
          </table:table-cell>
          <table:table-cell office:value-type="float" office:value="9027" calcext:value-type="float">
            <text:p>902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702354" calcext:value-type="float">
            <text:p>1644731702354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770773" calcext:value-type="float">
            <text:p>1644731770773</text:p>
          </table:table-cell>
          <table:table-cell office:value-type="float" office:value="8306" calcext:value-type="float">
            <text:p>830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839083" calcext:value-type="float">
            <text:p>1644731839083</text:p>
          </table:table-cell>
          <table:table-cell office:value-type="float" office:value="8358" calcext:value-type="float">
            <text:p>835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907445" calcext:value-type="float">
            <text:p>1644731907445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1975781" calcext:value-type="float">
            <text:p>1644731975781</text:p>
          </table:table-cell>
          <table:table-cell office:value-type="float" office:value="8448" calcext:value-type="float">
            <text:p>844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044232" calcext:value-type="float">
            <text:p>1644732044232</text:p>
          </table:table-cell>
          <table:table-cell office:value-type="float" office:value="8428" calcext:value-type="float">
            <text:p>842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112662" calcext:value-type="float">
            <text:p>1644732112662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181608" calcext:value-type="float">
            <text:p>1644732181608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250106" calcext:value-type="float">
            <text:p>1644732250106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319480" calcext:value-type="float">
            <text:p>1644732319480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388973" calcext:value-type="float">
            <text:p>1644732388973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458522" calcext:value-type="float">
            <text:p>1644732458522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527901" calcext:value-type="float">
            <text:p>1644732527901</text:p>
          </table:table-cell>
          <table:table-cell office:value-type="float" office:value="9427" calcext:value-type="float">
            <text:p>942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597332" calcext:value-type="float">
            <text:p>1644732597332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667264" calcext:value-type="float">
            <text:p>1644732667264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736765" calcext:value-type="float">
            <text:p>1644732736765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806126" calcext:value-type="float">
            <text:p>1644732806126</text:p>
          </table:table-cell>
          <table:table-cell office:value-type="float" office:value="9499" calcext:value-type="float">
            <text:p>949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875627" calcext:value-type="float">
            <text:p>1644732875627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2945104" calcext:value-type="float">
            <text:p>1644732945104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014544" calcext:value-type="float">
            <text:p>1644733014544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084667" calcext:value-type="float">
            <text:p>1644733084667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154046" calcext:value-type="float">
            <text:p>1644733154046</text:p>
          </table:table-cell>
          <table:table-cell office:value-type="float" office:value="9344" calcext:value-type="float">
            <text:p>934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223394" calcext:value-type="float">
            <text:p>1644733223394</text:p>
          </table:table-cell>
          <table:table-cell office:value-type="float" office:value="9489" calcext:value-type="float">
            <text:p>948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292886" calcext:value-type="float">
            <text:p>1644733292886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362386" calcext:value-type="float">
            <text:p>1644733362386</text:p>
          </table:table-cell>
          <table:table-cell office:value-type="float" office:value="9488" calcext:value-type="float">
            <text:p>948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431876" calcext:value-type="float">
            <text:p>1644733431876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501883" calcext:value-type="float">
            <text:p>1644733501883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571825" calcext:value-type="float">
            <text:p>1644733571825</text:p>
          </table:table-cell>
          <table:table-cell office:value-type="float" office:value="9409" calcext:value-type="float">
            <text:p>940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641238" calcext:value-type="float">
            <text:p>1644733641238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710619" calcext:value-type="float">
            <text:p>1644733710619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780072" calcext:value-type="float">
            <text:p>1644733780072</text:p>
          </table:table-cell>
          <table:table-cell office:value-type="float" office:value="9406" calcext:value-type="float">
            <text:p>940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849482" calcext:value-type="float">
            <text:p>1644733849482</text:p>
          </table:table-cell>
          <table:table-cell office:value-type="float" office:value="9488" calcext:value-type="float">
            <text:p>948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918972" calcext:value-type="float">
            <text:p>1644733918972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3988985" calcext:value-type="float">
            <text:p>1644733988985</text:p>
          </table:table-cell>
          <table:table-cell office:value-type="float" office:value="9428" calcext:value-type="float">
            <text:p>942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058417" calcext:value-type="float">
            <text:p>1644734058417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127912" calcext:value-type="float">
            <text:p>1644734127912</text:p>
          </table:table-cell>
          <table:table-cell office:value-type="float" office:value="9421" calcext:value-type="float">
            <text:p>942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197336" calcext:value-type="float">
            <text:p>1644734197336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266752" calcext:value-type="float">
            <text:p>1644734266752</text:p>
          </table:table-cell>
          <table:table-cell office:value-type="float" office:value="9423" calcext:value-type="float">
            <text:p>942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336178" calcext:value-type="float">
            <text:p>1644734336178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405628" calcext:value-type="float">
            <text:p>1644734405628</text:p>
          </table:table-cell>
          <table:table-cell office:value-type="float" office:value="9469" calcext:value-type="float">
            <text:p>946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475100" calcext:value-type="float">
            <text:p>1644734475100</text:p>
          </table:table-cell>
          <table:table-cell office:value-type="float" office:value="9507" calcext:value-type="float">
            <text:p>950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544612" calcext:value-type="float">
            <text:p>1644734544612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614055" calcext:value-type="float">
            <text:p>1644734614055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683506" calcext:value-type="float">
            <text:p>1644734683506</text:p>
          </table:table-cell>
          <table:table-cell office:value-type="float" office:value="9517" calcext:value-type="float">
            <text:p>951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753027" calcext:value-type="float">
            <text:p>1644734753027</text:p>
          </table:table-cell>
          <table:table-cell office:value-type="float" office:value="9978" calcext:value-type="float">
            <text:p>997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823009" calcext:value-type="float">
            <text:p>1644734823009</text:p>
          </table:table-cell>
          <table:table-cell office:value-type="float" office:value="9407" calcext:value-type="float">
            <text:p>940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892420" calcext:value-type="float">
            <text:p>1644734892420</text:p>
          </table:table-cell>
          <table:table-cell office:value-type="float" office:value="9457" calcext:value-type="float">
            <text:p>945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4961880" calcext:value-type="float">
            <text:p>164473496188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031380" calcext:value-type="float">
            <text:p>1644735031380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101827" calcext:value-type="float">
            <text:p>1644735101827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172361" calcext:value-type="float">
            <text:p>1644735172361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243506" calcext:value-type="float">
            <text:p>1644735243506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314098" calcext:value-type="float">
            <text:p>1644735314098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384681" calcext:value-type="float">
            <text:p>1644735384681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455175" calcext:value-type="float">
            <text:p>1644735455175</text:p>
          </table:table-cell>
          <table:table-cell office:value-type="float" office:value="10443" calcext:value-type="float">
            <text:p>1044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525623" calcext:value-type="float">
            <text:p>1644735525623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596072" calcext:value-type="float">
            <text:p>1644735596072</text:p>
          </table:table-cell>
          <table:table-cell office:value-type="float" office:value="11133" calcext:value-type="float">
            <text:p>1113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667207" calcext:value-type="float">
            <text:p>1644735667207</text:p>
          </table:table-cell>
          <table:table-cell office:value-type="float" office:value="10582" calcext:value-type="float">
            <text:p>1058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737793" calcext:value-type="float">
            <text:p>1644735737793</text:p>
          </table:table-cell>
          <table:table-cell office:value-type="float" office:value="10497" calcext:value-type="float">
            <text:p>1049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808294" calcext:value-type="float">
            <text:p>1644735808294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878894" calcext:value-type="float">
            <text:p>1644735878894</text:p>
          </table:table-cell>
          <table:table-cell office:value-type="float" office:value="10506" calcext:value-type="float">
            <text:p>1050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5949404" calcext:value-type="float">
            <text:p>1644735949404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019895" calcext:value-type="float">
            <text:p>1644736019895</text:p>
          </table:table-cell>
          <table:table-cell office:value-type="float" office:value="11082" calcext:value-type="float">
            <text:p>1108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090982" calcext:value-type="float">
            <text:p>1644736090982</text:p>
          </table:table-cell>
          <table:table-cell office:value-type="float" office:value="10686" calcext:value-type="float">
            <text:p>1068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161671" calcext:value-type="float">
            <text:p>1644736161671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232128" calcext:value-type="float">
            <text:p>1644736232128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302610" calcext:value-type="float">
            <text:p>1644736302610</text:p>
          </table:table-cell>
          <table:table-cell office:value-type="float" office:value="10567" calcext:value-type="float">
            <text:p>1056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373180" calcext:value-type="float">
            <text:p>1644736373180</text:p>
          </table:table-cell>
          <table:table-cell office:value-type="float" office:value="11221" calcext:value-type="float">
            <text:p>1122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444405" calcext:value-type="float">
            <text:p>1644736444405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515006" calcext:value-type="float">
            <text:p>1644736515006</text:p>
          </table:table-cell>
          <table:table-cell office:value-type="float" office:value="10543" calcext:value-type="float">
            <text:p>1054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585553" calcext:value-type="float">
            <text:p>1644736585553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656189" calcext:value-type="float">
            <text:p>1644736656189</text:p>
          </table:table-cell>
          <table:table-cell office:value-type="float" office:value="10599" calcext:value-type="float">
            <text:p>1059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726790" calcext:value-type="float">
            <text:p>1644736726790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797326" calcext:value-type="float">
            <text:p>1644736797326</text:p>
          </table:table-cell>
          <table:table-cell office:value-type="float" office:value="11198" calcext:value-type="float">
            <text:p>1119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868531" calcext:value-type="float">
            <text:p>1644736868531</text:p>
          </table:table-cell>
          <table:table-cell office:value-type="float" office:value="10699" calcext:value-type="float">
            <text:p>1069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6939235" calcext:value-type="float">
            <text:p>1644736939235</text:p>
          </table:table-cell>
          <table:table-cell office:value-type="float" office:value="10591" calcext:value-type="float">
            <text:p>1059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009832" calcext:value-type="float">
            <text:p>1644737009832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080503" calcext:value-type="float">
            <text:p>1644737080503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151026" calcext:value-type="float">
            <text:p>1644737151026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221624" calcext:value-type="float">
            <text:p>1644737221624</text:p>
          </table:table-cell>
          <table:table-cell office:value-type="float" office:value="11090" calcext:value-type="float">
            <text:p>1109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292719" calcext:value-type="float">
            <text:p>1644737292719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363333" calcext:value-type="float">
            <text:p>1644737363333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433868" calcext:value-type="float">
            <text:p>1644737433868</text:p>
          </table:table-cell>
          <table:table-cell office:value-type="float" office:value="10528" calcext:value-type="float">
            <text:p>1052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504399" calcext:value-type="float">
            <text:p>1644737504399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574888" calcext:value-type="float">
            <text:p>1644737574888</text:p>
          </table:table-cell>
          <table:table-cell office:value-type="float" office:value="11145" calcext:value-type="float">
            <text:p>1114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646036" calcext:value-type="float">
            <text:p>1644737646036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716676" calcext:value-type="float">
            <text:p>1644737716676</text:p>
          </table:table-cell>
          <table:table-cell office:value-type="float" office:value="10548" calcext:value-type="float">
            <text:p>1054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37787228" calcext:value-type="float">
            <text:p>1644737787228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8:21:53.787126598</dc:date>
    <meta:editing-duration>PT1M56S</meta:editing-duration>
    <meta:editing-cycles>1</meta:editing-cycles>
    <meta:document-statistic meta:table-count="1" meta:cell-count="4840" meta:object-count="0"/>
    <meta:generator>LibreOffice/6.4.7.2$Linux_X86_64 LibreOffice_project/40$Build-2</meta:generator>
  </office:meta>
</office:document-meta>
</file>